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ListLabel19" style:family="text">
      <style:text-properties style:use-window-font-color="true" fo:font-size="10pt" style:font-size-asian="10pt" style:font-size-complex="10pt" style:text-underline-type="none" style:text-underline-color="font-color"/>
    </style:style>
    <style:style style:name="P9" style:parent-style-name="Standard" style:family="paragraph">
      <style:paragraph-properties style:snap-to-layout-grid="false" fo:text-align="center" fo:margin-right="-0.0347in"/>
    </style:style>
    <style:style style:name="P10" style:parent-style-name="Standard" style:family="paragraph">
      <style:paragraph-properties style:snap-to-layout-grid="false" fo:text-align="center" fo:margin-right="-0.0347in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5" style:parent-style-name="DefaultParagraphFont" style:family="text">
      <style:text-properties fo:font-size="10.5pt" style:font-size-asian="10.5pt" style:font-size-complex="10.5pt"/>
    </style:style>
    <style:style style:name="P36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P41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4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43" style:parent-style-name="DefaultParagraphFont" style:family="text">
      <style:text-properties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T45" style:parent-style-name="DefaultParagraphFont" style:family="text">
      <style:text-properties fo:font-size="10.5pt" style:font-size-asian="10.5pt" style:font-size-complex="10.5pt"/>
    </style:style>
    <style:style style:name="T46" style:parent-style-name="DefaultParagraphFont" style:family="text">
      <style:text-properties fo:font-size="10.5pt" style:font-size-asian="10.5pt" style:font-size-complex="10.5pt"/>
    </style:style>
    <style:style style:name="P47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0" style:parent-style-name="DefaultParagraphFont" style:family="text">
      <style:text-properties fo:font-size="10.5pt" style:font-size-asian="10.5pt" style:font-size-complex="10.5pt"/>
    </style:style>
    <style:style style:name="P51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/>
    </style:style>
    <style:style style:name="T56" style:parent-style-name="DefaultParagraphFont" style:family="text">
      <style:text-properties fo:font-size="10.5pt" style:font-size-asian="10.5pt" style:font-size-complex="10.5pt"/>
    </style:style>
    <style:style style:name="P5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6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6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P6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64" style:parent-style-name="ListParagraph" style:list-style-name="WWNum3" style:family="paragraph">
      <style:paragraph-properties style:snap-to-layout-grid="false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P67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68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6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style:font-weight-complex="bold" fo:font-size="10.5pt" style:font-size-asian="10.5pt" style:font-size-complex="10.5pt"/>
    </style:style>
    <style:style style:name="P7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3" style:parent-style-name="DefaultParagraphFont" style:family="text">
      <style:text-properties fo:font-size="10.5pt" style:font-size-asian="10.5pt" style:font-size-complex="10.5pt"/>
    </style:style>
    <style:style style:name="P7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5" style:parent-style-name="ListParagraph" style:list-style-name="WWNum4" style:family="paragraph">
      <style:paragraph-properties style:snap-to-layout-grid="false"/>
      <style:text-properties fo:font-size="10.5pt" style:font-size-asian="10.5pt" style:font-size-complex="10.5pt"/>
    </style:style>
    <style:style style:name="P76" style:parent-style-name="ListParagraph" style:list-style-name="WWNum4" style:family="paragraph">
      <style:paragraph-properties style:snap-to-layout-grid="false"/>
      <style:text-properties fo:font-size="10.5pt" style:font-size-asian="10.5pt" style:font-size-complex="10.5pt"/>
    </style:style>
    <style:style style:name="P77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7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1" style:parent-style-name="DefaultParagraphFont" style:family="text">
      <style:text-properties fo:font-size="10.5pt" style:font-size-asian="10.5pt" style:font-size-complex="10.5pt"/>
    </style:style>
    <style:style style:name="P8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83" style:parent-style-name="ListParagraph" style:list-style-name="WWNum6" style:family="paragraph">
      <style:paragraph-properties style:snap-to-layout-grid="false"/>
    </style:style>
    <style:style style:name="T84" style:parent-style-name="DefaultParagraphFont" style:family="text">
      <style:text-properties fo:font-size="10.5pt" style:font-size-asian="10.5pt" style:font-size-complex="10.5pt"/>
    </style:style>
    <style:style style:name="T8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6" style:parent-style-name="DefaultParagraphFont" style:family="text">
      <style:text-properties fo:font-size="10.5pt" style:font-size-asian="10.5pt" style:font-size-complex="10.5pt"/>
    </style:style>
    <style:style style:name="T8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88" style:parent-style-name="ListParagraph" style:list-style-name="WWNum6" style:family="paragraph">
      <style:paragraph-properties style:snap-to-layout-grid="false"/>
    </style:style>
    <style:style style:name="T89" style:parent-style-name="DefaultParagraphFont" style:family="text">
      <style:text-properties fo:font-size="10.5pt" style:font-size-asian="10.5pt" style:font-size-complex="10.5pt"/>
    </style:style>
    <style:style style:name="T90" style:parent-style-name="DefaultParagraphFont" style:family="text">
      <style:text-properties fo:font-size="10.5pt" style:font-size-asian="10.5pt" style:font-size-complex="10.5pt"/>
    </style:style>
    <style:style style:name="T9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2" style:parent-style-name="DefaultParagraphFont" style:family="text">
      <style:text-properties fo:font-size="10.5pt" style:font-size-asian="10.5pt" style:font-size-complex="10.5pt"/>
    </style:style>
    <style:style style:name="T9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4" style:parent-style-name="DefaultParagraphFont" style:family="text">
      <style:text-properties fo:font-size="10.5pt" style:font-size-asian="10.5pt" style:font-size-complex="10.5pt"/>
    </style:style>
    <style:style style:name="P95" style:parent-style-name="ListParagraph" style:list-style-name="WWNum6" style:family="paragraph">
      <style:paragraph-properties style:snap-to-layout-grid="false"/>
    </style:style>
    <style:style style:name="T96" style:parent-style-name="DefaultParagraphFont" style:family="text">
      <style:text-properties fo:font-size="10.5pt" style:font-size-asian="10.5pt" style:font-size-complex="10.5pt"/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T9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9" style:parent-style-name="DefaultParagraphFont" style:family="text">
      <style:text-properties fo:font-size="10.5pt" style:font-size-asian="10.5pt" style:font-size-complex="10.5pt"/>
    </style:style>
    <style:style style:name="T10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1" style:parent-style-name="DefaultParagraphFont" style:family="text">
      <style:text-properties fo:font-size="10.5pt" style:font-size-asian="10.5pt" style:font-size-complex="10.5pt"/>
    </style:style>
    <style:style style:name="P102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10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0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06" style:parent-style-name="DefaultParagraphFont" style:family="text">
      <style:text-properties fo:font-size="10.5pt" style:font-size-asian="10.5pt" style:font-size-complex="10.5pt"/>
    </style:style>
    <style:style style:name="T107" style:parent-style-name="DefaultParagraphFont" style:family="text">
      <style:text-properties fo:font-size="10.5pt" style:font-size-asian="10.5pt" style:font-size-complex="10.5pt"/>
    </style:style>
    <style:style style:name="P108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9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T11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T11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16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1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1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T121" style:parent-style-name="DefaultParagraphFont" style:family="text">
      <style:text-properties fo:font-size="10.5pt" style:font-size-asian="10.5pt" style:font-size-complex="10.5pt"/>
    </style:style>
    <style:style style:name="P122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2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24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2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6" style:parent-style-name="Standard" style:family="paragraph">
      <style:paragraph-properties style:snap-to-layout-grid="false"/>
    </style:style>
    <style:style style:name="T12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28" style:parent-style-name="DefaultParagraphFont" style:family="text">
      <style:text-properties fo:font-size="10.5pt" style:font-size-asian="10.5pt" style:font-size-complex="10.5pt"/>
    </style:style>
    <style:style style:name="P129" style:parent-style-name="Standard" style:family="paragraph">
      <style:paragraph-properties style:snap-to-layout-grid="false"/>
    </style:style>
    <style:style style:name="T13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1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New York, NY 10040 | 347-595-2552 | mari<text:span text:style-name="T8">n.marinov@macaulay.cuny.edu</text:span></text:p>
      <text:p text:style-name="P9">www.linkedin.com/in/marin-p-marinov/ | mmarinov.netlify.com | github.com/marinov98</text:p>
      <text:p text:style-name="P10"/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 of Arts in Computer Science | Minor: Mathematics, Psychology | GPA: 3.83<text:s/><text:tab/>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Multi-variable Calculus, Discrete Mathematics, Algorithms &amp; Data Structures</text:span><text:span text:style-name="T25"></text:span><text:span text:style-name="T26"></text:span><text:span text:style-name="T27">Applied Statistics, Computer Architecture</text:span></text:p>
      <text:p text:style-name="P28"/>
      <text:p text:style-name="P29">TECHNICAL SKILLS</text:p>
      <text:p text:style-name="P30"><text:span text:style-name="T31">Markup/Style:<text:s/></text:span><text:span text:style-name="T32"><text:tab/></text:span><text:span text:style-name="T33"><text:tab/></text:span><text:span text:style-name="T34"><text:tab/></text:span><text:span text:style-name="T35">HTML, CSS, Markdown</text:span></text:p>
      <text:p text:style-name="P36"><text:span text:style-name="T37">Programming Languages</text:span><text:span text:style-name="T38">:<text:s/></text:span><text:span text:style-name="T39"><text:tab/>C++,<text:s/></text:span><text:span text:style-name="T40">Python, C#, JavaScript, TypeScript</text:span></text:p>
      <text:p text:style-name="P41"><text:span text:style-name="T42">Software Tools</text:span><text:span text:style-name="T43">:<text:s/></text:span><text:span text:style-name="T44"><text:tab/></text:span><text:span text:style-name="T45"><text:tab/></text:span><text:span text:style-name="T46"><text:tab/>Git, GNU Make, Cmake, Microsoft Office, AirTable, MonkeyLearn, Trello</text:span></text:p>
      <text:p text:style-name="P47"><text:span text:style-name="T48">Front-End Technologies:<text:s/></text:span><text:span text:style-name="T49"><text:tab/></text:span><text:span text:style-name="T50">jQuery, Angular.js, React.js, Redux.js, Gatsby.js, Bootstrap</text:span></text:p>
      <text:p text:style-name="P51"><text:span text:style-name="T52">Back-End Technologies:</text:span><text:span text:style-name="T53"><text:tab/></text:span><text:span text:style-name="T54">Node.js,<text:s/></text:span><text:span text:style-name="T55">Express.js, Jest.js, Doctest, PostreSQL</text:span><text:span text:style-name="T56">, MongoDB, GraphQL</text:span></text:p>
      <text:p text:style-name="P57"/>
      <text:p text:style-name="P58">EXPERIENCE</text:p>
      <text:p text:style-name="P59"><text:span text:style-name="T60">CUNY Hunter College | Dolciani Math Learning Center<text:s/></text:span><text:span text:style-name="T61"><text:tab/><text:s text:c="3"/></text:span><text:span text:style-name="T62"><text:s text:c="76"/>New York, NY</text:span></text:p>
      <text:p text:style-name="P63">Calculus and Computer Science Tutor<text:s/><text:tab/>September 2017 – Present</text:p>
      <text:list text:style-name="WWNum3">
        <text:list-item>
          <text:p text:style-name="P64"><text:span text:style-name="T65">Conducted individualized tutoring and set goals for the chosen student</text:span><text:span text:style-name="T66">.</text:span></text:p>
        </text:list-item>
        <text:list-item>
          <text:p text:style-name="P67">Coordinated intensive boot camps to prepare students for upcoming mathematics courses.</text:p>
        </text:list-item>
        <text:list-item>
          <text:p text:style-name="P68">Trained hundreds of students monthly and aided in preparation for exams through problem-solving.</text:p>
        </text:list-item>
      </text:list>
      <text:p text:style-name="P69"/>
      <text:p text:style-name="P70"><text:span text:style-name="T71">Macaulay Business Club | Macaulay Honors College<text:s/></text:span><text:span text:style-name="T72"><text:tab/></text:span><text:span text:style-name="T73">New York, NY</text:span></text:p>
      <text:p text:style-name="P74">Web developer<text:s/><text:tab/>October 2018 –<text:s/>December 2019</text:p>
      <text:list text:style-name="WWNum4">
        <text:list-item>
          <text:p text:style-name="P75">Improved the functionality of the club’s website by implementing the search bar feature.</text:p>
        </text:list-item>
        <text:list-item>
          <text:p text:style-name="P76">Inspired non-tech committee members to build their own websites by holding web-development workshops.</text:p>
        </text:list-item>
      </text:list>
      <text:p text:style-name="P77"><text:tab/><text:tab/><text:tab/><text:tab/></text:p>
      <text:p text:style-name="P78"><text:span text:style-name="T79">WeWork | WeWork Labs<text:s/></text:span><text:span text:style-name="T80"><text:tab/></text:span><text:span text:style-name="T81">New York, NY</text:span></text:p>
      <text:p text:style-name="P82">Software Engineer<text:s/><text:tab/>June 2019 – August 2019</text:p>
      <text:list text:style-name="WWNum6">
        <text:list-item>
          <text:p text:style-name="P83"><text:span text:style-name="T84">Refined the company’s mentor sign-up form by analyzing their mentor database using<text:s/></text:span><text:span text:style-name="T85">React, Node<text:s/></text:span><text:span text:style-name="T86">and the<text:s/></text:span><text:span text:style-name="T87">AirTable API</text:span></text:p>
        </text:list-item>
        <text:list-item>
          <text:p text:style-name="P88"><text:span text:style-name="T89">Created a serv</text:span><text:span text:style-name="T90">er with<text:s/></text:span><text:span text:style-name="T91">Node</text:span><text:span text:style-name="T92"><text:s/>and<text:s/></text:span><text:span text:style-name="T93">Express<text:s/></text:span><text:span text:style-name="T94">that would communicate with the mentor sign-up form submission by patching their calculated scores, based on their experiences, to the database to expedite the mentor vetting process from half an hour to little over a minute.</text:span></text:p>
        </text:list-item>
        <text:list-item>
          <text:p text:style-name="P95"><text:span text:style-name="T96">Const</text:span><text:span text:style-name="T97">ructed models using<text:s/></text:span><text:span text:style-name="T98">MonkeyLearn<text:s/></text:span><text:span text:style-name="T99">and used their<text:s/></text:span><text:span text:style-name="T100">Machine Learning API<text:s/></text:span><text:span text:style-name="T101">to parse long form text entry fields into action items for prioritizing and department routing.</text:span></text:p>
        </text:list-item>
      </text:list>
      <text:p text:style-name="P102"/>
      <text:p text:style-name="P103">PROJECTS</text:p>
      <text:p text:style-name="P104"><text:span text:style-name="T105"><text:s/>InstaPet, Group Project<text:s/></text:span><text:span text:style-name="T106">(React, Redux, Node, Express, PostreSQL, JWT)<text:s/></text:span><text:span text:style-name="T107"><text:tab/>June 2019</text:span></text:p>
      <text:list text:style-name="WWNum7">
        <text:list-item>
          <text:p text:style-name="P108">Built a full stack app that acted as a place for people to make an account, share pictures of their pets, and follow each another.</text:p>
        </text:list-item>
        <text:list-item>
          <text:p text:style-name="P109"><text:span text:style-name="T110">Managed the app’s database, Redux store and routes</text:span><text:span text:style-name="T111"><text:s/></text:span><text:span text:style-name="T112">using<text:s/></text:span><text:span text:style-name="T113">React-Redux, Sequelize<text:s/></text:span><text:span text:style-name="T114">and<text:s/></text:span><text:span text:style-name="T115">Express.</text:span></text:p>
        </text:list-item>
      </text:list>
      <text:p text:style-name="P116"/>
      <text:p text:style-name="P117"><text:span text:style-name="T118">Statistics Calculator, Personal</text:span><text:span text:style-name="T119"><text:s/>Project<text:s/></text:span><text:span text:style-name="T120">(C++, Doctest)<text:s/></text:span><text:span text:style-name="T121"><text:tab/>June 2018</text:span></text:p>
      <text:list text:style-name="WWNum8">
        <text:list-item>
          <text:p text:style-name="P122">Constructed a statistical calculator that computed 1-variable stats, confidence intervals, correlation coefficient, conducted hypothesis testing.</text:p>
        </text:list-item>
        <text:list-item>
          <text:p text:style-name="P123">Designed a formula sheet and provided more information on the<text:s/>data-set than other graphing calculators.</text:p>
        </text:list-item>
      </text:list>
      <text:p text:style-name="P124"/>
      <text:p text:style-name="P125">SKILLS</text:p>
      <text:p text:style-name="P126"><text:span text:style-name="T127">Languages:<text:s/></text:span><text:span text:style-name="T128">Bulgarian (Native), Spanish (Elementary)</text:span></text:p>
      <text:p text:style-name="P129"><text:span text:style-name="T130">Interests:<text:s/></text:span><text:span text:style-name="T131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6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6LVL2" style:family="text">
      <style:text-properties style:font-name="Symbol" style:font-name-complex="Symbol"/>
    </style:style>
    <style:style style:name="WW_CharLFO6LVL3" style:family="text">
      <style:text-properties style:font-name="Symbol" style:font-name-complex="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Symbol" style:font-name-complex="Symbol"/>
    </style:style>
    <style:style style:name="WW_CharLFO6LVL6" style:family="text">
      <style:text-properties style:font-name="Symbol" style:font-name-complex="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Symbol" style:font-name-complex="Symbol"/>
    </style:style>
    <style:style style:name="WW_CharLFO6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6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3" style:display-name="WW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4" style:display-name="WW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5" style:display-name="WWNum5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6" style:display-name="WWNum6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7" style:display-name="WWNum7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8" style:display-name="WWNum8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n Marinov</dc:creator>
    <meta:creation-date>2019-09-11T16:56:00Z</meta:creation-date>
    <dc:date>2020-01-12T16:29:00Z</dc:date>
    <meta:print-date>2019-11-30T23:46:00Z</meta:print-date>
    <meta:template xlink:href="Normal" xlink:type="simple"/>
    <meta:editing-cycles>21</meta:editing-cycles>
    <meta:editing-duration>PT17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78" meta:character-count="3198" meta:row-count="22" meta:non-whitespace-character-count="2726"/>
  </office:meta>
</office:document-meta>
</file>